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paragraph-properties fo:margin-top="0.199cm" fo:margin-bottom="0.199cm"/>
    </style:style>
    <style:style style:name="P1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14" style:family="paragraph" style:parent-style-name="Text_20_body">
      <style:paragraph-properties fo:margin-left="1.191cm" fo:margin-right="0cm" fo:text-indent="0cm" style:auto-text-indent="false"/>
    </style:style>
    <style:style style:name="P15" style:family="paragraph" style:parent-style-name="Text_20_body" style:list-style-name="L1">
      <style:paragraph-properties fo:margin-top="0.199cm" fo:margin-bottom="0.199cm"/>
    </style:style>
    <style:style style:name="P16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/>
    </style:style>
    <style:style style:name="P17" style:family="paragraph" style:parent-style-name="Text_20_body">
      <style:paragraph-properties fo:margin-left="1.905cm" fo:margin-right="0cm" fo:margin-top="0cm" fo:margin-bottom="0cm" fo:text-align="justify" style:justify-single-word="false" fo:text-indent="1.199cm" style:auto-text-indent="false"/>
    </style:style>
    <style:style style:name="P18" style:family="paragraph" style:parent-style-name="Text_20_body">
      <style:paragraph-properties fo:margin-top="0cm" fo:margin-bottom="0cm" fo:text-align="justify" style:justify-single-word="false"/>
    </style:style>
    <style:style style:name="P19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20" style:family="paragraph" style:parent-style-name="Text_20_body" style:list-style-name="L4">
      <style:paragraph-properties fo:margin-top="0cm" fo:margin-bottom="0cm" fo:text-align="justify" style:justify-single-word="false"/>
    </style:style>
    <style:style style:name="P21" style:family="paragraph" style:parent-style-name="Text_20_body" style:list-style-name="L3">
      <style:paragraph-properties fo:margin-top="0cm" fo:margin-bottom="0cm"/>
    </style:style>
    <style:style style:name="P22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left="1.826cm" fo:margin-right="0cm" fo:margin-top="0cm" fo:margin-bottom="0cm" fo:text-align="justify" style:justify-single-word="false" fo:text-indent="0cm" style:auto-text-indent="false"/>
    </style:style>
    <style:style style:name="P24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-complex="Arial"/>
    </style:style>
    <style:style style:name="T3" style:family="text">
      <style:text-properties style:font-name-complex="Arial" style:font-style-complex="italic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style:font-size-asian="14pt"/>
    </style:style>
    <style:style style:name="T7" style:family="text">
      <style:text-properties style:font-weight-asian="bold"/>
    </style:style>
    <style:style style:name="T8" style:family="text">
      <style:text-properties style:font-size-complex="14pt"/>
    </style:style>
    <style:style style:name="T9" style:family="text">
      <style:text-properties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Tahoma2" fo:font-size="10pt"/>
    </style:style>
    <style:style style:name="T12" style:family="text">
      <style:text-properties fo:font-variant="normal" fo:text-transform="none" fo:color="#000000" style:font-name="Tahoma2" fo:font-size="10pt"/>
    </style:style>
    <style:style style:name="T13" style:family="text">
      <style:text-properties style:font-name="Tahoma2" fo:font-size="10pt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Food Delivery Web</text:p>
      <text:p text:style-name="P2">Documento de Visã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11">16/10/09</text:p>
          </table:table-cell>
          <table:table-cell table:style-name="Tabela1.B2" office:value-type="float" office:value="1">
            <text:p text:style-name="P11">1</text:p>
          </table:table-cell>
          <table:table-cell table:style-name="Tabela1.C2" office:value-type="string">
            <text:p text:style-name="P12">Primeira Versão do Caso de Uso Exibir Cardápio</text:p>
          </table:table-cell>
          <table:table-cell table:style-name="Tabela1.D2" office:value-type="string">
            <text:p text:style-name="P11">Paulo Robert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>Exibir Cardápio</text:p>
      <text:h text:style-name="P24" text:outline-level="1">Breve Descrição</text:h>
      <text:p text:style-name="P14">Este caso de uso permite a exibição da lista de Cardápios de um determinado estabelecimento cadastrado no Food Delivery Web.</text:p>
      <text:h text:style-name="P24" text:outline-level="1">Referências </text:h>
      <text:p text:style-name="Text_20_body">Não há.</text:p>
      <text:h text:style-name="P24" text:outline-level="1">Atores</text:h>
      <text:p text:style-name="Text_20_body">Cliente</text:p>
      <text:h text:style-name="P24" text:outline-level="1">Pré-condições</text:h>
      <text:p text:style-name="Text_20_body">O cliente precisa escolher o Estabelecimento antes de Exibir os Cardápios.</text:p>
      <text:h text:style-name="P24" text:outline-level="1">Fluxos de Eventos</text:h>
      <text:h text:style-name="Heading_20_2" text:outline-level="2">Fluxo Básico</text:h>
      <text:p text:style-name="Text_20_body">Este caso de uso começa quando o cliente seleciona a opção Cardápios no Menu:</text:p>
      <text:list xml:id="list999165722" text:style-name="L1">
        <text:list-item>
          <text:list>
            <text:list-item>
              <text:p text:style-name="P15">O sistema apresenta a lista de cardápios cadastrados com a opção visualizar detalhes e também a opção Buscar por Nome.</text:p>
            </text:list-item>
            <text:list-item>
              <text:p text:style-name="P15">O caso se encerra.</text:p>
            </text:list-item>
          </text:list>
        </text:list-item>
      </text:list>
      <text:h text:style-name="Heading_20_2" text:outline-level="2">Fluxos Alternativos</text:h>
      <text:p text:style-name="P22">A1 – Busca Por Nome</text:p>
      <text:p text:style-name="P22"><text:span text:style-name="T11">No Passo 1 do fluxo básico:</text:span></text:p>
      <text:list xml:id="list324005175" text:style-name="L3">
        <text:list-item>
          <text:list>
            <text:list-item>
              <text:list>
                <text:list-item>
                  <text:list>
                    <text:list-item>
                      <text:p text:style-name="P21"><text:span text:style-name="T11">O Cliente digita parte do nome do Cardápio.</text:span></text:p>
                    </text:list-item>
                    <text:list-item>
                      <text:p text:style-name="P19"><text:span text:style-name="T11">O ator clica em Buscar Cardápios.</text:span></text:p>
                    </text:list-item>
                    <text:list-item>
                      <text:p text:style-name="P19"><text:span text:style-name="T11">O sistema retorna para o passo 1 do fluxo básico mostrando apenas os Cardápios que estiverem no resultado da pesquis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11"/></text:p>
      <text:p text:style-name="P18"><text:span text:style-name="T11"/></text:p>
      <text:p text:style-name="P18"><text:span text:style-name="T11"/></text:p>
      <text:p text:style-name="P13"><text:soft-page-break/>A2 – Nome não traz resultados</text:p>
      <text:p text:style-name="P23"><text:span text:style-name="T11">Se no passo 2 do fluxo alternativo A1 o sistema não encontrar nenhum resultado correspondente, então:</text:span></text:p>
      <text:list xml:id="list1410111019" text:style-name="L4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11">O sistema exibe a mensagem “Não foram encontrados resultados para a busca. Clique em OK para prosseguir”;</text:span></text:p>
                    </text:list-item>
                    <text:list-item>
                      <text:p text:style-name="P20"><text:span text:style-name="T11">O ator clica em OK;</text:span></text:p>
                    </text:list-item>
                    <text:list-item>
                      <text:p text:style-name="P20"><text:span text:style-name="T11">O sistema retorna para o passo 1 do fluxo alternativo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1">Pontos de Extensão</text:h>
      <text:p text:style-name="Text_20_body">Não há.</text:p>
      <text:h text:style-name="P24" text:outline-level="1">Casos de Uso Incluídos</text:h>
      <text:p text:style-name="Text_20_body">Não há.</text:p>
      <text:h text:style-name="P24" text:outline-level="1">Pós-Condições</text:h>
      <text:p text:style-name="Text_20_body">Não há.</text:p>
      <text:h text:style-name="P24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2 - Exibi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6T14:12:22</dc:date>
    <meta:editing-cycles>14</meta:editing-cycles>
    <meta:editing-duration>PT01H30M03S</meta:editing-duration>
    <meta:generator>OpenOffice.org/3.0$Linux OpenOffice.org_project/300m15$Build-9379</meta:generator>
    <meta:document-statistic meta:table-count="1" meta:image-count="0" meta:object-count="0" meta:page-count="2" meta:paragraph-count="46" meta:word-count="255" meta:character-count="1421"/>
    <meta:user-defined meta:name="ReqProMenus" meta:value-type="boolean">false</meta:user-defined>
  </office:meta>
</office:document-meta>
</file>